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Indexer.remove( String [ ] i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uceneIndexer.LuceneInd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uceneIndexer.update( Document lucDoc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Indexer.add( Document lucDoc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Indexer.remov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Indexer.setDirectory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er.search( LuceneCallback l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Indexer.setDirectoryName( File dire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Index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